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e39e" officeooo:paragraph-rsid="0015e39e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grating Jira applications to another server</text:h>
      <text:h text:style-name="Heading_20_4" text:outline-level="4">In this section</text:h>
      <text:list xml:id="list2538927731" text:style-name="L1">
        <text:list-item>
          <text:p text:style-name="P2"><text:a xlink:type="simple" xlink:href="https://confluence.atlassian.com/adminjiraserver/migrating-from-jira-cloud-to-server-applications-938846963.html" text:style-name="Internet_20_link" text:visited-style-name="Visited_20_Internet_20_Link">Migrating from Jira Cloud to Server applications</text:a> </text:p>
        </text:list-item>
      </text:list>
      <text:h text:style-name="Heading_20_4" text:outline-level="4">Related content</text:h>
      <text:h text:style-name="Heading_20_4" text:outline-level="4">Still need help?</text:h>
      <text:p text:style-name="Text_20_body">The Atlassian Community is here for you.</text:p>
      <text:p text:style-name="Text_20_body"><text:a xlink:type="simple" xlink:href="https://community.atlassian.com/t5/custom/page/page-id/create-post-step-1?add-tags=Administering+Jira+applications" text:style-name="Internet_20_link" text:visited-style-name="Visited_20_Internet_20_Link">Ask the community</text:a></text:p>
      <text:p text:style-name="Text_20_body">This document describes how to migrate/upgrade to Jira applications on different server hardware, or in a different server environment that entails one or more of the following:</text:p>
      <text:list xml:id="list328885807" text:style-name="L3">
        <text:list-item>
          <text:p text:style-name="P5">new operating system </text:p>
        </text:list-item>
        <text:list-item>
          <text:p text:style-name="P5">new locations for storing your index and/or attachments </text:p>
        </text:list-item>
        <text:list-item>
          <text:p text:style-name="P3">new database or database system </text:p>
        </text:list-item>
      </text:list>
      <text:p text:style-name="Text_20_body">To migrate Jira to a new server or location, you'll need to install a new Jira instance. Once you've completed the installation, you'll migrate your existing data between the databases, and then move your home directory and all existing customizations. </text:p>
      <text:h text:style-name="Heading_20_2" text:outline-level="2"><text:bookmark text:name="MigratingJiraapplicationstoanotherserver-Backup"/>Back up</text:h>
      <text:p text:style-name="Text_20_body">In this method, you'll need to create an XML backup of your database instead of a native one. That's because the native backup might not be compatible with your new database or operating system.</text:p>
      <text:list xml:id="list200462714" text:style-name="L4">
        <text:list-item>
          <text:p text:style-name="P4">Create an XML backup of your database.</text:p>
          <text:list>
            <text:list-item>
              <text:p text:style-name="P6"><text:a xlink:type="simple" xlink:href="https://confluence.atlassian.com/adminjiraserver/preventing-users-from-accessing-jira-applications-during-backups-938847685.html" text:style-name="Internet_20_link" text:visited-style-name="Visited_20_Internet_20_Link">Stop users from updating data in Jira</text:a>. </text:p>
            </text:list-item>
            <text:list-item>
              <text:p text:style-name="P6"><text:a xlink:type="simple" xlink:href="https://confluence.atlassian.com/adminjiraserver/backing-up-data-938847673.html" text:style-name="Internet_20_link" text:visited-style-name="Visited_20_Internet_20_Link">Perform an XML backup</text:a>. </text:p>
            </text:list-item>
          </text:list>
        </text:list-item>
        <text:list-item>
          <text:p text:style-name="P4">Back up your installation and home directory.</text:p>
        </text:list-item>
        <text:list-item>
          <text:p text:style-name="P4">As soon as the backup is complete, delete the <text:span text:style-name="Source_20_Text">&lt;home-directory&gt;/dbconfig.xml</text:span> file from your existing home directory. This will remove the existing connection between Jira and your database, and allow you to connect to a brand new database. </text:p>
        </text:list-item>
      </text:list>
      <text:p text:style-name="Standard"/>
      <text:p text:style-name="Standard"/>
      <text:p text:style-name="Standard">https://confluence.atlassian.com/adminjiraserver/backing-up-data-938847673.html</text:p>
      <text:p text:style-name="Standard"/>
      <text:p text:style-name="Standard"><text:a xlink:type="simple" xlink:href="https://confluence.atlassian.com/jirakb/configure-linux-firewall-for-jira-applications-741933610.html" text:style-name="Internet_20_link" text:visited-style-name="Visited_20_Internet_20_Link">https://confluence.atlassian.com/jirakb/configure-linux-firewall-for-jira-applications-741933610.html</text:a></text:p>
      <text:p text:style-name="Standard"/>
      <text:p text:style-name="Standard"><text:a xlink:type="simple" xlink:href="https://www.tandbergdata.com/knowledge-base/index.cfm/what-is-the-difference-between-a-full-differential-and-incremental-backup/" text:style-name="Internet_20_link" text:visited-style-name="Visited_20_Internet_20_Link">https://www.tandbergdata.com/knowledge-base/index.cfm/what-is-the-difference-between-a-full-differential-and-incremental-backup/</text:a></text:p>
      <text:p text:style-name="Standard"/>
      <text:p text:style-name="Standard"><text:a xlink:type="simple" xlink:href="https://www.postgresql.org/docs/9.2/backup.html" text:style-name="Internet_20_link" text:visited-style-name="Visited_20_Internet_20_Link">https://www.postgresql.org/docs/9.2/backup.html</text:a></text:p>
      <text:p text:style-name="Standard"/>
      <text:p text:style-name="Standard"/>
      <text:p text:style-name="P1"><text:soft-page-break/>jira connfiguration tool</text:p>
      <text:p text:style-name="P1">https://confluence.atlassian.com/adminjiraserver/using-the-jira-application-configuration-tool-938847894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0:48:16.018752071</meta:creation-date>
    <dc:date>2019-11-05T13:09:19.552473701</dc:date>
    <meta:editing-duration>PT2H21M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229" meta:character-count="1823" meta:non-whitespace-character-count="1620"/>
  </office:meta>
</office:document-meta>
</file>